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system-ui, 'Segoe UI', Helvetica, Arial, sans-serif, 'Apple Color Emoji', 'Segoe UI Emoji'"/>
    <style:font-face style:name="robotoblack" svg:font-family="robotoblack, Arial, sans-serif"/>
    <style:font-face style:name="robotobold" svg:font-family="robotobold, Arial, sans-serif"/>
    <style:font-face style:name="robotomedium" svg:font-family="robotomedium, Arial, sans-serif"/>
    <style:font-face style:name="robotoregular" svg:font-family="robotoregular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64686d" style:font-name="robotomedium" fo:font-size="9.80000019073486pt" fo:letter-spacing="normal" fo:font-style="normal"/>
    </style:style>
    <style:style style:name="T3" style:family="text">
      <style:text-properties fo:font-variant="normal" fo:text-transform="none" fo:color="#64686d" style:font-name="robotomedium" fo:font-size="9.80000019073486pt" fo:letter-spacing="normal" fo:font-style="normal" fo:font-weight="normal"/>
    </style:style>
    <style:style style:name="T4" style:family="text">
      <style:text-properties fo:font-variant="normal" fo:text-transform="none" fo:color="#64686d" style:font-name="robotomedium" fo:font-size="14pt" fo:letter-spacing="normal" fo:font-style="normal" fo:font-weight="normal"/>
    </style:style>
    <style:style style:name="T5" style:family="text">
      <style:text-properties fo:font-variant="normal" fo:text-transform="none" fo:color="#64686d" fo:letter-spacing="normal"/>
    </style:style>
    <style:style style:name="T6" style:family="text">
      <style:text-properties fo:font-variant="normal" fo:text-transform="none" fo:color="#000000" style:font-name="robotobold" fo:font-size="9.80000019073486pt" fo:letter-spacing="normal" fo:font-style="normal" fo:font-weight="normal"/>
    </style:style>
    <style:style style:name="T7" style:family="text">
      <style:text-properties fo:font-variant="normal" fo:text-transform="none" fo:color="#000000" style:font-name="robotoregular" fo:font-size="9.80000019073486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TP maquette&amp;intégration</text:h>
      <text:h text:style-name="Heading_20_1" text:outline-level="1"/>
      <text:h text:style-name="P4" text:outline-level="1">Le projet</text:h>
      <text:p text:style-name="Standard">La WebAgency (agence web fictive) trouve que son site web a besoin d'un coup de jeune et qu'une refonte de cedernier s'impose. Elle a donc fait appel à vos compétences d'intégrateur pour réaliser ces changements. A partir d'une maquette que vous allez réaliser, vous développerez cette single page en HTML et CSS.</text:p>
      <text:h text:style-name="P4" text:outline-level="1"><text:bookmark text:name="user-content-modalités"/>Modalités</text:h>
      <text:p text:style-name="Standard">La phase d'intégration s'accompagne de modalités requises :</text:p>
      <text:list xml:id="list8811782850705965821" text:style-name="L2">
        <text:list-item>
          <text:list>
            <text:list-item>
              <text:p text:style-name="P1">Au choix framework ou pas</text:p>
            </text:list-item>
            <text:list-item>
              <text:p text:style-name="P1">Un menu constamment visible qui accompagne la navigation de l’utilisateur</text:p>
            </text:list-item>
            <text:list-item>
              <text:p text:style-name="P1">Un diaporama explicatif souhaitant la bienvenue au visiteur</text:p>
            </text:list-item>
            <text:list-item>
              <text:p text:style-name="P1">Une liste des principales compétences de l’agence</text:p>
            </text:list-item>
            <text:list-item>
              <text:p text:style-name="P1">Une grille graphique présentant les derniers projets réalisés</text:p>
            </text:list-item>
            <text:list-item>
              <text:p text:style-name="P1">Une carte interactive indiquant l’emplacement de l’agence, accompagnée d’un formulaire de contact</text:p>
            </text:list-item>
          </text:list>
        </text:list-item>
      </text:list>
      <text:h text:style-name="P4" text:outline-level="1">Textes</text:h>
      <text:h text:style-name="Heading_20_3" text:outline-level="3">Menu</text:h>
      <text:p text:style-name="Text_20_body">Accueil Services Portfolio Contact</text:p>
      <text:p text:style-name="P2">Pour le 1er diaporama :</text:p>
      <text:h text:style-name="Heading_20_4" text:outline-level="4">WEBAGENCY : L'AGENCE DE TOUS VOS PROJETS !</text:h>
      <text:p text:style-name="Standard">Vous avez un projet web ? La WebAgency vous aide à le réaliser !</text:p>
      <text:p text:style-name="Standard"/>
      <text:h text:style-name="Heading_20_3" text:outline-level="3">Nos services</text:h>
      <text:p text:style-name="Standard">Agence web implantée à Paris, nous vous accompagnons dans la création de sites internet et de supports de communication adaptés à votre cible et à votre personnalité.</text:p>
      <text:p text:style-name="Standard"/>
      <text:p text:style-name="P2">UX design</text:p>
      <text:p text:style-name="Standard">L’ergonomie est au cœur de notre philosophie. Nos sites web sont avant tout pensés pour être intuitifs et faciles à utiliser.</text:p>
      <text:p text:style-name="P2">UI design</text:p>
      <text:p text:style-name="Standard">Pour rendre l’expérience de navigation la plus intuitive possible, nos sites présentent des interfaces au design fonctionnel, esthétique et cohérent.</text:p>
      <text:p text:style-name="P2">SEO</text:p>
      <text:p text:style-name="Standard">Le référencement est la clé de survie d’un site web. Nous attachons ainsi une importance toute particulière à vous fournir une rédaction web de qualité.</text:p>
      <text:p text:style-name="Standard"/>
      <text:h text:style-name="Heading_20_3" text:outline-level="3"><text:soft-page-break/>Nos projets</text:h>
      <text:p text:style-name="Standard">Avec plus de 200 projets réalisés depuis sa création, la WebAgency s’appuie sur un large éventail de compétences pour satisfaire de nombreux clients convaincus.</text:p>
      <text:p text:style-name="Standard"/>
      <text:h text:style-name="Heading_20_3" text:outline-level="3">Contact infos</text:h>
      <text:p text:style-name="Standard"><text:span text:style-name="T1">WebAgency SAS</text:span><text:line-break/>25 rue d'Hauteville 75010 Paris</text:p>
      <text:p text:style-name="Standard">Tél : 01 02 03 04 05</text:p>
      <text:p text:style-name="Standard"/>
      <text:p text:style-name="Standard"/>
      <text:h text:style-name="P4" text:outline-level="1">Livrables attendus</text:h>
      <text:p text:style-name="Standard">Les maquettes de la single page en RWD</text:p>
      <text:p text:style-name="Standard">Le fichier index.html + rép. images + rép. CSS</text:p>
      <text:p text:style-name="Standard">Vous devez versionner votre projet dans Git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system-ui, 'Segoe UI', Helvetica, Arial, sans-serif, 'Apple Color Emoji', 'Segoe UI Emoji'"/>
    <style:font-face style:name="robotoblack" svg:font-family="robotoblack, Arial, sans-serif"/>
    <style:font-face style:name="robotobold" svg:font-family="robotobold, Arial, sans-serif"/>
    <style:font-face style:name="robotomedium" svg:font-family="robotomedium, Arial, sans-serif"/>
    <style:font-face style:name="robotoregular" svg:font-family="robotoregular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fpa formateur</meta:initial-creator>
    <meta:creation-date>2020-07-28T10:02:18</meta:creation-date>
    <dc:date>2020-07-28T10:19:33</dc:date>
    <dc:creator>afpa formateur</dc:creator>
    <meta:editing-duration>PT17M15S</meta:editing-duration>
    <meta:editing-cycles>5</meta:editing-cycles>
    <meta:generator>OpenOffice/4.1.2$Unix OpenOffice.org_project/412m3$Build-9782</meta:generator>
    <meta:document-statistic meta:table-count="0" meta:image-count="0" meta:object-count="0" meta:page-count="2" meta:paragraph-count="34" meta:word-count="322" meta:character-count="1978"/>
  </office:meta>
</office:document-meta>
</file>